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imes" svg:font-family="Times" style:font-family-generic="roman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roman" svg:panose-1="2 11 6 4 2 2 2 2 2 4"/>
    <style:font-face style:name="Lohit Devanagari" svg:font-family="Lohit Devanagari" style:font-family-generic="roman" svg:panose-1="2 11 6 4 2 2 2 2 2 4"/>
    <style:font-face style:name="Segoe UI" svg:font-family="Segoe UI" style:font-family-generic="swiss" style:font-pitch="variable" svg:panose-1="2 11 5 2 4 2 4 2 2 3"/>
    <style:font-face style:name="sans-serif" svg:font-family="sans-serif" style:font-family-generic="swiss" svg:panose-1="2 11 6 4 2 2 2 2 2 4"/>
    <style:font-face style:name="Arial, sans-serif" svg:font-family="Arial, sans-serif" style:font-family-generic="roman" svg:panose-1="2 11 6 4 2 2 2 2 2 4"/>
  </office:font-face-decls>
  <office:automatic-styles>
    <style:style style:name="P1" style:parent-style-name="meta" style:master-page-name="MP0" style:family="paragraph">
      <style:paragraph-properties fo:break-before="page"/>
    </style:style>
    <style:style style:name="T2" style:parent-style-name="Policepardéfaut" style:family="text">
      <style:text-properties fo:font-size="10pt" style:font-size-asian="10pt"/>
    </style:style>
    <style:style style:name="T3" style:parent-style-name="Policepardéfaut" style:family="text">
      <style:text-properties fo:font-style="italic" style:font-style-asian="italic" style:font-style-complex="italic"/>
    </style:style>
    <style:style style:name="P4" style:parent-style-name="Corpsdetexte" style:family="paragraph">
      <style:paragraph-properties fo:text-align="center"/>
    </style:style>
    <style:style style:name="P5" style:parent-style-name="Corpsdetexte" style:family="paragraph">
      <style:paragraph-properties fo:text-align="center"/>
    </style:style>
    <style:style style:name="P6" style:parent-style-name="Corpsdetexte" style:family="paragraph">
      <style:paragraph-properties fo:text-align="center"/>
    </style:style>
    <style:style style:name="P7" style:parent-style-name="Corpsdetexte" style:family="paragraph">
      <style:paragraph-properties fo:text-align="center"/>
    </style:style>
    <style:style style:name="P8" style:parent-style-name="Corpsdetexte" style:family="paragraph">
      <style:paragraph-properties fo:text-align="center"/>
    </style:style>
    <style:style style:name="P9" style:parent-style-name="Corpsdetexte" style:family="paragraph">
      <style:paragraph-properties fo:text-align="center"/>
    </style:style>
    <style:style style:name="P10" style:parent-style-name="Corpsdetexte" style:family="paragraph">
      <style:paragraph-properties fo:text-align="center"/>
    </style:style>
    <style:style style:name="P11" style:parent-style-name="Corpsdetexte" style:family="paragraph">
      <style:paragraph-properties fo:text-align="center"/>
    </style:style>
    <style:style style:name="T12" style:parent-style-name="Policepardéfaut" style:family="text">
      <style:text-properties fo:font-variant="small-caps"/>
    </style:style>
    <style:style style:name="P13" style:parent-style-name="Corpsdetexte" style:family="paragraph">
      <style:paragraph-properties fo:text-align="center"/>
    </style:style>
    <style:style style:name="P14" style:parent-style-name="Corpsdetexte" style:family="paragraph">
      <style:paragraph-properties fo:text-align="center"/>
    </style:style>
    <style:style style:name="P15" style:parent-style-name="Corpsdetexte" style:family="paragraph">
      <style:paragraph-properties fo:text-align="center"/>
      <style:text-properties fo:font-style="italic" style:font-style-asian="italic" style:font-style-complex="italic"/>
    </style:style>
    <style:style style:name="P16" style:parent-style-name="Corpsdetexte" style:family="paragraph">
      <style:text-properties fo:font-style="italic" style:font-style-asian="italic" style:font-style-complex="italic"/>
    </style:style>
    <style:style style:name="P17" style:parent-style-name="Corpsdetexte" style:family="paragraph">
      <style:paragraph-properties fo:text-align="center"/>
    </style:style>
    <style:style style:name="P18" style:parent-style-name="Corpsdetexte" style:family="paragraph">
      <style:paragraph-properties fo:text-align="center"/>
    </style:style>
    <style:style style:name="P19" style:parent-style-name="Corpsdetexte" style:family="paragraph">
      <style:paragraph-properties fo:text-align="center"/>
    </style:style>
    <style:style style:name="P20" style:parent-style-name="Corpsdetexte" style:family="paragraph">
      <style:paragraph-properties fo:text-align="center"/>
    </style:style>
    <style:style style:name="P21" style:parent-style-name="Corpsdetexte" style:family="paragraph">
      <style:paragraph-properties fo:text-align="center"/>
    </style:style>
    <style:style style:name="P22" style:parent-style-name="Corpsdetexte" style:family="paragraph">
      <style:paragraph-properties fo:text-align="center"/>
    </style:style>
    <style:style style:name="P23" style:parent-style-name="Corpsdetexte" style:family="paragraph">
      <style:paragraph-properties fo:text-align="center"/>
    </style:style>
    <style:style style:name="P24" style:parent-style-name="Corpsdetexte" style:family="paragraph">
      <style:paragraph-properties fo:text-align="center"/>
    </style:style>
    <style:style style:name="P25" style:parent-style-name="Corpsdetexte" style:family="paragraph">
      <style:paragraph-properties fo:text-align="center"/>
    </style:style>
    <style:style style:name="P26" style:parent-style-name="Corpsdetexte" style:family="paragraph">
      <style:paragraph-properties fo:text-align="center"/>
    </style:style>
    <style:style style:name="P27" style:parent-style-name="Corpsdetexte" style:family="paragraph">
      <style:paragraph-properties fo:text-align="center"/>
    </style:style>
    <style:style style:name="P28" style:parent-style-name="Corpsdetexte" style:family="paragraph">
      <style:paragraph-properties fo:text-align="end"/>
    </style:style>
    <style:style style:name="P29" style:parent-style-name="Corpsdetexte" style:family="paragraph">
      <style:paragraph-properties fo:text-align="center"/>
    </style:style>
    <style:style style:name="P30" style:parent-style-name="Corpsdetexte" style:family="paragraph">
      <style:paragraph-properties fo:text-align="center"/>
    </style:style>
    <style:style style:name="P31" style:parent-style-name="Corpsdetexte" style:family="paragraph">
      <style:paragraph-properties fo:text-align="center"/>
    </style:style>
    <style:style style:name="P32" style:parent-style-name="Corpsdetexte" style:family="paragraph">
      <style:paragraph-properties fo:text-align="center"/>
    </style:style>
    <style:style style:name="P33" style:parent-style-name="Corpsdetexte" style:family="paragraph">
      <style:paragraph-properties fo:text-align="center"/>
    </style:style>
    <style:style style:name="P34" style:parent-style-name="Corpsdetexte" style:family="paragraph">
      <style:paragraph-properties fo:text-align="center"/>
    </style:style>
    <style:style style:name="P35" style:parent-style-name="Corpsdetexte" style:family="paragraph">
      <style:paragraph-properties fo:text-align="center"/>
    </style:style>
    <style:style style:name="P36" style:parent-style-name="Corpsdetexte" style:family="paragraph">
      <style:paragraph-properties fo:text-align="center"/>
    </style:style>
  </office:automatic-styles>
  <office:body>
    <office:text text:use-soft-page-breaks="true">
      <text:p text:style-name="P1">title :<text:span text:style-name="T2"><text:tab/></text:span>Ballet des Arts, dansé par Sa Majesté le 8 Janvier 1663</text:p>
      <text:p text:style-name="meta">creator :<text:s/><text:tab/>Benserade, Isaac de</text:p>
      <text:p text:style-name="meta">date :<text:tab/>1663-01-08</text:p>
      <text:p text:style-name="meta">bibl :<text:tab/>Benserade,<text:s/><text:span text:style-name="T3">Ballet des arts dansé par Sa Majesté le 8 Janvier 1663</text:span>, Paris, Ballard, 1663.<text:s/></text:p>
      <text:p text:style-name="meta">copyeditor :<text:tab/>CADIOT, Clément</text:p>
      <text:p text:style-name="P4"><text:span text:style-name="pb">1</text:span></text:p>
      <text:p text:style-name="P5">BALLET</text:p>
      <text:p text:style-name="P6">DES ARTS,</text:p>
      <text:p text:style-name="P7">Dansé par Sa Majesté le<text:s/><text:span text:style-name="date">8.</text:span></text:p>
      <text:p text:style-name="P8"><text:span text:style-name="date">Ianvier 1663.</text:span></text:p>
      <text:p text:style-name="P9"/>
      <text:p text:style-name="P10">A<text:s/><text:span text:style-name="placeName">PARIS</text:span>,</text:p>
      <text:p text:style-name="P11">« Par<text:s/><text:span text:style-name="persName">Robert Ballard</text:span><text:span text:style-name="T12">,<text:s/></text:span>seul Imprimeur du</text:p>
      <text:p text:style-name="P13"><text:span text:style-name="persName">Roy</text:span><text:s/>pour la Musique. »</text:p>
      <text:p text:style-name="P14"><text:span text:style-name="date">M. DC. LXIII.</text:span></text:p>
      <text:p text:style-name="P15">Avec Privilege de Sa Majesté.</text:p>
      <text:p text:style-name="P16"/>
      <text:p text:style-name="P17"><text:span text:style-name="pb">2</text:span></text:p>
      <text:p text:style-name="P18"><text:span text:style-name="pb">3</text:span></text:p>
      <text:p text:style-name="P19">AVANT-PROPOS</text:p>
      <text:p text:style-name="Corpsdetexte">LA Paix<text:s/>ayant produit</text:p>
      <text:p text:style-name="Corpsdetexte">l’Abondance, &amp; fait nai-</text:p>
      <text:p text:style-name="Corpsdetexte">stre les Plaisirs &amp; re-</text:p>
      <text:p text:style-name="Corpsdetexte">fleurir les Sciences &amp; les</text:p>
      <text:p text:style-name="Corpsdetexte">Arts ; les Sept que l’on</text:p>
      <text:p text:style-name="Corpsdetexte">nomme Liberaux, con-</text:p>
      <text:p text:style-name="Corpsdetexte">duits par leur inuen-</text:p>
      <text:p text:style-name="Corpsdetexte">teur, Promethée, viennent paroistre en</text:p>
      <text:p text:style-name="Corpsdetexte">cette superbe Cour : Et comme la Musi-</text:p>
      <text:p text:style-name="Corpsdetexte">que en est l’un des plus nobles &amp; des plus</text:p>
      <text:p text:style-name="Corpsdetexte">agreables, elle fait auec les autres, par<text:s/><text:span text:style-name="tech">vn</text:span></text:p>
      <text:p text:style-name="Corpsdetexte"><text:span text:style-name="tech">grand Concert d’Instrumens</text:span>, l’ouuerture</text:p>
      <text:p text:style-name="Corpsdetexte">du Ballet des Arts en general, dont quel-</text:p>
      <text:p text:style-name="Corpsdetexte">ques-vns soit mechaniques ou autres, ont</text:p>
      <text:p text:style-name="Corpsdetexte">esté choisis pour faire les Entrées de ce</text:p>
      <text:p text:style-name="Corpsdetexte">Ballet ; chacune estãt precedée d’un chan-</text:p>
      <text:p text:style-name="Corpsdetexte">gement de<text:s/><text:span text:style-name="tech">Theatre</text:span><text:s/>&amp; d’un<text:s/><text:span text:style-name="tech">Recit</text:span>.</text:p>
      <text:soft-page-break/>
      <text:p text:style-name="P20"><text:span text:style-name="pb">4</text:span></text:p>
      <text:p text:style-name="P21">L’AGRICVLTVRE.</text:p>
      <text:p text:style-name="Corpsdetexte">CET Art est representé par des<text:s/><text:span text:style-name="name">Bergers</text:span></text:p>
      <text:p text:style-name="Corpsdetexte">&amp; des<text:s/><text:span text:style-name="name">Bergeres</text:span> ; lesquels sortent des</text:p>
      <text:p text:style-name="Corpsdetexte">agreables Boccages, qui font la decoration de</text:p>
      <text:p text:style-name="Corpsdetexte">cette premiere Scene. Apres que la<text:s/><text:span text:style-name="name">Félicité</text:span><text:s/>&amp;</text:p>
      <text:p text:style-name="Corpsdetexte">la<text:s/><text:span text:style-name="name">Paix</text:span><text:s/>qui les accompagnent tousiours ont fait</text:p>
      <text:p text:style-name="Corpsdetexte">vn recit en<text:s/><text:span text:style-name="tech">Dialogue</text:span>, auquel respond vn<text:s/><text:span text:style-name="tech">Chœur</text:span></text:p>
      <text:p text:style-name="Corpsdetexte"><text:span text:style-name="tech">d’instruments rustiques</text:span>.</text:p>
      <text:p text:style-name="P22">Dialogue de la<text:s/><text:span text:style-name="name">Paix</text:span><text:s/>&amp; de la<text:s/><text:span text:style-name="name">Félicité</text:span>, chanté par</text:p>
      <text:p text:style-name="P23"><text:span text:style-name="persName">Mademoiselle Hylaire</text:span>, &amp;<text:s/><text:span text:style-name="persName">Mademoiselle</text:span></text:p>
      <text:p text:style-name="P24"><text:span text:style-name="persName">de Saint Christophe</text:span>.</text:p>
      <text:p text:style-name="P25">LA PAIX</text:p>
      <text:p text:style-name="l">Douce<text:s/><text:span text:style-name="name">Félicité</text:span>, ne quitons point ces lieux.</text:p>
      <text:p text:style-name="P26">LA FELICITÉ.</text:p>
      <text:p text:style-name="l">Douce &amp; charmante<text:s/><text:span text:style-name="name">Paix</text:span>, où peut-on estre</text:p>
      <text:p text:style-name="l">mieux ?</text:p>
      <text:p text:style-name="P27">Toutes deux.</text:p>
      <text:p text:style-name="l">N’y les travaux ny les peines,</text:p>
      <text:p text:style-name="l">N’habitent plus dans ces bois,</text:p>
      <text:p text:style-name="l">Les<text:s/><text:span text:style-name="name">Bergers</text:span><text:s/>sont comme des Rois,</text:p>
      <text:p text:style-name="l">Les<text:s/><text:span text:style-name="name">Bergeres</text:span><text:s/>comme des Reïnes.</text:p>
      <text:p text:style-name="P28">LA</text:p>
      <text:p text:style-name="P29"><text:span text:style-name="pb">5</text:span></text:p>
      <text:p text:style-name="P30">La Paix</text:p>
      <text:p text:style-name="l">I’y veux estre tousiours,</text:p>
      <text:p text:style-name="P31">LA FELICITÉ.</text:p>
      <text:p text:style-name="l">Et moy tousiours aussy.</text:p>
      <text:p text:style-name="P32">Toutes deux.</text:p>
      <text:p text:style-name="l">Amour est le seul mal dont on se plaint icy.</text:p>
      <text:p text:style-name="P33">LA PAIX.</text:p>
      <text:p text:style-name="l">Les vents les plus mutins sont changez en Zephirs.</text:p>
      <text:p text:style-name="P34">LA FELICITÉ.</text:p>
      <text:p text:style-name="l">Les maux les plus cruels sont changez en plaisirs.</text:p>
      <text:p text:style-name="P35">Toutes deux.</text:p>
      <text:p text:style-name="l">Icy quand vn cœur soupire,</text:p>
      <text:p text:style-name="l">Vn autre cœur luy répond,</text:p>
      <text:soft-page-break/>
      <text:p text:style-name="l">Et c’est là tout le bruit que font</text:p>
      <text:p text:style-name="l">Les Echos qui s’osent tout dire.</text:p>
      <text:p text:style-name="P36">LA PAIX.</text:p>
      <text:p text:style-name="l">I’y veux estre tousiours, etc.</text:p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imes" svg:font-family="Times" style:font-family-generic="roman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roman" svg:panose-1="2 11 6 4 2 2 2 2 2 4"/>
    <style:font-face style:name="Lohit Devanagari" svg:font-family="Lohit Devanagari" style:font-family-generic="roman" svg:panose-1="2 11 6 4 2 2 2 2 2 4"/>
    <style:font-face style:name="Segoe UI" svg:font-family="Segoe UI" style:font-family-generic="swiss" style:font-pitch="variable" svg:panose-1="2 11 5 2 4 2 4 2 2 3"/>
    <style:font-face style:name="sans-serif" svg:font-family="sans-serif" style:font-family-generic="swiss" svg:panose-1="2 11 6 4 2 2 2 2 2 4"/>
    <style:font-face style:name="Arial, sans-serif" svg:font-family="Arial, sans-serif" style:font-family-generic="roman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style:font-name="Times" style:font-name-asian="Times" style:font-size-complex="10pt" style:language-asian="fr" style:country-asian="FR"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Normal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Normal">
      <style:paragraph-properties fo:text-align="justify" fo:margin-top="0.059in" fo:margin-bottom="0.059in" fo:line-height="115%"/>
      <style:text-properties fo:hyphenate="false"/>
    </style:style>
    <style:style style:name="Liste" style:display-name="Liste" style:family="paragraph" style:parent-style-name="Textbody">
      <style:text-properties style:font-name-complex="Lohit Devanagari" fo:hyphenate="false"/>
    </style:style>
    <style:style style:name="Légende" style:display-name="Légende" style:family="paragraph" style:parent-style-name="Normal">
      <style:paragraph-properties text:number-lines="false" fo:margin-top="0.0833in" fo:margin-bottom="0.0833in"/>
      <style:text-properties style:font-name-complex="Lohit Devanagari" fo:font-style="italic" style:font-style-asian="italic" style:font-style-complex="italic" style:font-size-complex="12pt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Lohit Devanagari" fo:hyphenate="false"/>
    </style:style>
    <style:style style:name="salute" style:display-name="&lt;salute&gt;" style:family="paragraph" style:parent-style-name="Normal" style:next-style-name="Textbody">
      <style:paragraph-properties fo:margin-top="0.3937in" fo:margin-bottom="0.3937in"/>
      <style:text-properties fo:hyphenate="false"/>
    </style:style>
    <style:style style:name="byline" style:display-name="&lt;byline&gt;" style:family="paragraph" style:parent-style-name="Normal" style:next-style-name="Textbody">
      <style:paragraph-properties fo:text-align="end"/>
      <style:text-properties fo:hyphenate="false"/>
    </style:style>
    <style:style style:name="l" style:display-name="&lt;l&gt;" style:family="paragraph" style:parent-style-name="Normal">
      <style:text-properties fo:color="#F4B083" fo:hyphenate="false"/>
    </style:style>
    <style:style style:name="Textedebulles" style:display-name="Texte de bulles" style:family="paragraph" style:parent-style-name="Normal">
      <style:text-properties style:font-name="Segoe UI" style:font-name-asian="Segoe UI" style:font-name-complex="Segoe UI" fo:font-size="9pt" style:font-size-asian="9pt" style:font-size-complex="9pt" fo:hyphenate="false"/>
    </style:style>
    <style:style style:name="label.head" style:display-name="&lt;label.head&gt;" style:family="paragraph" style:parent-style-name="Normal">
      <style:paragraph-properties fo:text-align="center" fo:margin-top="0.118in" fo:margin-bottom="0.118in"/>
      <style:text-properties fo:font-weight="bold" style:font-weight-asian="bold" fo:font-style="italic" style:font-style-asian="italic" fo:hyphenate="false"/>
    </style:style>
    <style:style style:name="list" style:display-name="&lt;list&gt;" style:family="paragraph" style:parent-style-name="Normal">
      <style:text-properties style:font-name="Times New Roman" style:font-name-asian="Times New Roman" fo:font-size="11pt" style:font-size-asian="11pt" style:text-underline-type="single" style:text-underline-style="solid" style:text-underline-width="auto" style:text-underline-mode="continuous" fo:hyphenate="false"/>
    </style:style>
    <style:style style:name="meta" style:display-name="&lt;meta&gt;" style:family="paragraph" style:parent-style-name="Standard">
      <style:paragraph-properties fo:margin-top="0.0076in" fo:margin-bottom="0.0076in" fo:margin-left="1.3777in" fo:text-indent="-1.3777in" fo:background-color="#CCCCCC">
        <style:tab-stops>
          <style:tab-stop style:type="left" style:position="1.3777in"/>
        </style:tab-stops>
      </style:paragraph-properties>
      <style:text-properties style:font-name="sans-serif" style:font-name-asian="sans-serif" style:font-name-complex="sans-serif" fo:font-size="8pt" style:font-size-asian="8pt" fo:hyphenate="false"/>
    </style:style>
    <style:style style:name="label.speaker" style:display-name="&lt;label.speaker&gt;" style:family="paragraph" style:parent-style-name="Normal">
      <style:paragraph-properties fo:margin-bottom="0.0076in" fo:margin-left="0.3937in">
        <style:tab-stops/>
      </style:paragraph-properties>
      <style:text-properties fo:hyphenate="false"/>
    </style:style>
    <style:style style:name="pb" style:display-name="&lt;pb&gt;" style:family="text">
      <style:text-properties style:font-name="Arial, sans-serif" style:font-name-asian="Arial, sans-serif" style:font-name-complex="Arial, sans-serif" fo:color="#999999" fo:font-size="11pt" style:font-size-asian="11pt" fo:background-color="#FFFFFF"/>
    </style:style>
    <style:style style:name="persName" style:display-name="&lt;persName&gt;" style:family="text">
      <style:text-properties fo:color="#FFFFFF" fo:background-color="#FFFF00"/>
    </style:style>
    <style:style style:name="placeName" style:display-name="&lt;placeName&gt;" style:family="text">
      <style:text-properties fo:background-color="#FF0000"/>
    </style:style>
    <style:style style:name="name" style:display-name="&lt;name&gt;" style:family="text">
      <style:text-properties style:use-window-font-color="true" fo:background-color="#0000FF"/>
    </style:style>
    <style:style style:name="tech" style:display-name="&lt;tech&gt;" style:family="text">
      <style:text-properties fo:background-color="#FFFF00"/>
    </style:style>
    <style:style style:name="foreign" style:display-name="&lt;foreign&gt;" style:family="text" style:parent-style-name="Policepardéfaut">
      <style:text-properties fo:color="#FF00FF"/>
    </style:style>
    <style:style style:name="date" style:display-name="&lt;date&gt;" style:family="text" style:parent-style-name="Policepardéfaut">
      <style:text-properties fo:background-color="#F7CAAC"/>
    </style:style>
    <style:style style:name="Corpsdetexte" style:display-name="Corps de texte" style:family="paragraph" style:parent-style-name="Normal">
      <style:paragraph-properties fo:text-align="justify" style:vertical-align="auto" fo:margin-top="0.059in" fo:margin-bottom="0.059in" fo:line-height="115%"/>
      <style:text-properties fo:hyphenate="true"/>
    </style:style>
    <style:style style:name="CorpsdetexteCar" style:display-name="Corps de texte Car" style:family="text" style:parent-style-name="Policepardéfaut">
      <style:text-properties style:font-name="Times" style:font-name-asian="Times" style:font-size-complex="10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Utilisateur de Microsoft Office</meta:initial-creator>
    <dc:creator>Clément Cadiot</dc:creator>
    <meta:creation-date>2022-11-25T16:14:00Z</meta:creation-date>
    <dc:date>2022-11-25T16:14:00Z</dc:date>
    <meta:template xlink:href="Normal.dotm" xlink:type="simple"/>
    <meta:editing-cycles>2</meta:editing-cycles>
    <meta:editing-duration>PT0S</meta:editing-duration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4" meta:word-count="323" meta:character-count="2100" meta:row-count="14" meta:non-whitespace-character-count="1781"/>
  </office:meta>
</office:document-meta>
</file>